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6.1909in" svg:x="4.2386in" svg:y="3.7752in">
            <draw:object draw:notify-on-update-of-ranges="Sheet1.B41:Sheet1.B50 Sheet1.A41:Sheet1.A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pache Hado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uW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 Analytic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P System Manag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M Tivoli Storage Manag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bo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 U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gin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acle Application Serv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lu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N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l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alle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jango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ache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upa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edor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TTP-Serv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bia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yth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rosoft SharePoi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enSS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ache Tomca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uby On Rail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ndows Serv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ordpres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uby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H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Ubuntu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ed Hat</text:p>
          </table:table-cell>
        </table:table-row>
        <table:table-row table:style-name="ro2" table:number-rows-repeated="104852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1902in" svg:height="4.5087in" svg:x="8.824in" svg:y="7.0378in">
            <draw:object draw:notify-on-update-of-ranges="Sheet2.H19:Sheet2.H36 Sheet2.G19:Sheet2.G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7941in" svg:height="6.0067in" svg:x="6.7858in" svg:y="0.5256in">
            <draw:object draw:notify-on-update-of-ranges="Sheet2.H19:Sheet2.H36 Sheet2.E37:Sheet2.E37 Sheet2.E19:Sheet2.E36 Sheet2.F37:Sheet2.F37 Sheet2.F19:Sheet2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02in" svg:x="2.2768in" svg:y="6.6969in">
            <draw:object draw:notify-on-update-of-ranges="Sheet2.F48:Sheet2.F48 Sheet2.D14:Sheet2.D15 Sheet2.C14:Sheet2.C1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Apach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Dell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allery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HTTP-Server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2">
          <table:table-cell table:number-columns-repeated="2"/>
          <table:table-cell table:formula="of:=SUM([.E19:.E36])" office:value-type="float" office:value="82">
            <text:p>82</text:p>
          </table:table-cell>
          <table:table-cell office:value-type="string">
            <text:p>True Positiv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F19:.F36])" office:value-type="float" office:value="24">
            <text:p>24</text:p>
          </table:table-cell>
          <table:table-cell office:value-type="string">
            <text:p>False Positive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boss Web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upal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P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pache Tomcat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jango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ebian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va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edora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penSSL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Zend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buntu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ySQL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WordPress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PHP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buntu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crosoft SharePoint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Windows Server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Red Hat</text:p>
          </table:table-cell>
        </table:table-row>
        <table:table-row table:style-name="ro2">
          <table:table-cell table:number-columns-repeated="4"/>
          <table:table-cell office:value-type="string">
            <text:p>True Positives</text:p>
          </table:table-cell>
          <table:table-cell office:value-type="string">
            <text:p>False Positives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1.8173in" svg:y="1.4323in">
            <draw:object draw:notify-on-update-of-ranges="Sheet3.B1:Sheet3.B3 Sheet3.A1:Sheet3.A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float" office:value="42">
            <text:p>42</text:p>
          </table:table-cell>
          <table:table-cell office:value-type="string">
            <text:p>CVSS Scor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scription</text:p>
          </table:table-cell>
          <table:table-cell table:number-columns-repeated="2"/>
          <table:table-cell table:style-name="ce1"/>
          <table:table-cell/>
          <table:table-cell office:value-type="float" office:value="4">
            <text:p>4</text:p>
          </table:table-cell>
          <table:table-cell office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ducts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string">
            <text:p>products</text:p>
          </table:table-cell>
          <table:table-cell table:number-columns-repeated="4"/>
        </table:table-row>
        <table:table-row table:style-name="ro3">
          <table:table-cell table:number-columns-repeated="10"/>
          <table:table-cell table:formula="of:=(55-42)/55" office:value-type="float" office:value="0.236363636363636">
            <text:p>0.2363636364</text:p>
          </table:table-cell>
        </table:table-row>
      </table:table>
      <table:named-expressions/>
      <table:database-ranges>
        <table:database-range table:name="__Anonymous_Sheet_DB__1" table:target-range-address="Sheet2.E19:Sheet2.H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0000-00-00T15:26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01:08</meta:creation-date>
    <dc:date>2015-01-16T18:51:21</dc:date>
    <meta:editing-duration>PT4H38M4S</meta:editing-duration>
    <meta:editing-cycles>16</meta:editing-cycles>
    <meta:generator>LibreOffice/4.0.4.2$Linux_X86_64 LibreOffice_project/400m0$Build-2</meta:generator>
    <meta:document-statistic meta:table-count="3" meta:cell-count="218" meta:object-count="5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287cm" svg:y="3.703cm" style:legend-expansion="high" chart:style-name="ch2"/>
        <chart:plot-area chart:style-name="ch3" table:cell-range-address="Sheet3.A1:Sheet3.B3" chart:data-source-has-labels="column" svg:x="0.32cm" svg:y="0.675cm" svg:width="12.647cm" svg:height="8.145cm">
          <chartooo:coordinate-region svg:x="2.571cm" svg:y="0.676cm" svg:width="8.144cm" svg:height="8.144cm"/>
          <chart:axis chart:dimension="x" chart:name="primary-x" chart:style-name="ch4" chartooo:axis-type="auto">
            <chartooo:date-scale/>
            <chart:categories table:cell-range-address="Sheet3.B1:Sheet3.B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1:Sheet3.A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CVSS Score</text:p>
                <draw:g>
                  <svg:desc>Sheet3.B1:Sheet3.B3</svg:desc>
                </draw:g>
              </table:table-cell>
              <table:table-cell office:value-type="float" office:value="42">
                <text:p>42</text:p>
                <draw:g>
                  <svg:desc>Sheet3.A1:Sheet3.A3</svg:desc>
                </draw:g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circle" chart:style-name="ch1">
        <chart:legend chart:legend-position="end" svg:x="12.862cm" svg:y="3.948cm" style:legend-expansion="high" chart:style-name="ch2"/>
        <chart:plot-area chart:style-name="ch3" table:cell-range-address="Sheet2.F48:Sheet2.F48 Sheet2.C14:Sheet2.D15" chart:data-source-has-labels="both" svg:x="0.319cm" svg:y="0.672cm" svg:width="12.224cm" svg:height="8.142cm">
          <chartooo:coordinate-region svg:x="2.36cm" svg:y="0.673cm" svg:width="8.141cm" svg:height="8.141cm"/>
          <chart:axis chart:dimension="x" chart:name="primary-x" chart:style-name="ch4" chartooo:axis-type="auto">
            <chartooo:date-scale/>
            <chart:categories table:cell-range-address="Sheet2.D14:Sheet2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4:Sheet2.C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ue Positives</text:p>
                <draw:g>
                  <svg:desc>Sheet2.D14:Sheet2.D15</svg:desc>
                </draw:g>
              </table:table-cell>
              <table:table-cell office:value-type="float" office:value="82">
                <text:p>82</text:p>
                <draw:g>
                  <svg:desc>Sheet2.C14:Sheet2.C15</svg:desc>
                </draw:g>
              </table:table-cell>
            </table:table-row>
            <table:table-row>
              <table:table-cell office:value-type="string">
                <text:p>False Positives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